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pdate to drcsim:</text:p>
      <text:p text:style-name="P6">Wyatt Newman</text:p>
      <text:p text:style-name="P6">October 19, 2013</text:p>
      <text:p text:style-name="Standard"/>
      <text:p text:style-name="Standard">There have been quite a few changes to drcsim and to the team code. <text:s/>The following summarizes these changes and additions.</text:p>
      <text:p text:style-name="Standard"/>
      <text:p text:style-name="P1">Code reorganization:</text:p>
      <text:p text:style-name="Standard">The team code now runs on the “groovy” update of ROS. <text:s/>This is necessary to accommodate some of the new and anticipated changes in drcsim. <text:s/>The team code now lives within a subdirectory, “rosbuild.” <text:s text:c="2"/>Much of the former code has been reorganized. <text:s/>This includes the location of the joint-names header, joint_names.h, which now resides in #include &lt;atlas_conversions/joint_names.h&gt;. <text:s/>One must also include in the respective package manifest the line: <text:s text:c="2"/></text:p>
      <text:p text:style-name="Standard">&lt;depend package="atlas_conversions"/&gt; in order for the compiler to find this header directory.</text:p>
      <text:p text:style-name="Standard"/>
      <text:p text:style-name="Standard">Although the team code is more deeply nested, you can still use the “roscd” shortcut to find a given package, e.g.: <text:span text:style-name="T1">roscd jacobian_publisher</text:span> <text:s/>will take you to the the directory ros_workspace/team_hku.../rosbuild/robot_code/jacobian_publisher.</text:p>
      <text:p text:style-name="Standard"/>
      <text:p text:style-name="P1">Drcsim 3.1: <text:s/></text:p>
      <text:p text:style-name="P5">In version 3.1 of drcsim, many improvements and fixes have been introduced. <text:s/>The robot model is more realistic (including an increase in mass from ~100kg to ~150kg). <text:s/>Mounting orientation of the Sandia hands has been corrected. <text:s/>Joint limit ranges for the forearms has been fixed to match Atlas. <text:s/>Changes to the mass model are likely more accurate (though this has not been confirmed, other than the net increase in weight). <text:s/></text:p>
      <text:p text:style-name="P5"/>
      <text:p text:style-name="P5">The executable code no longer lives in “atlas_utils.” <text:s/>Instead, the launch code resides in a new directory, “drcsim_gazebo.” <text:s/>To launch the simulator, you can use:</text:p>
      <text:p text:style-name="P3">VRC_CHEATS_ENABLED=1 roslaunch drcsim_gazebo atlas_v3_sandia_hands.launch</text:p>
      <text:p text:style-name="P3"/>
      <text:p text:style-name="P5">This will bring up a simulation of Atlas in an empty world (with the Sandia hands attached). <text:s/>You can alternative versions of the launch file in drcsim_gazebo/launch.</text:p>
      <text:p text:style-name="P5"/>
      <text:p text:style-name="P5">With the “cheats” enabled, you can pin the torso (as before) with the command:</text:p>
      <text:p text:style-name="P5">rostopic pub --once /atlas/mode std_msgs/String '{data: "pinned_with_gravity"}'</text:p>
      <text:p text:style-name="P5"/>
      <text:p text:style-name="P4">rqt_plot: </text:p>
      <text:p text:style-name="Standard"><text:bookmark-start text:name="__DdeLink__1_472316736"/><text:span text:style-name="T4">With</text:span><text:bookmark-end text:name="__DdeLink__1_472316736"/><text:span text:style-name="T4"> the “groovy” update, you can use an alternative plotting tool, rqt_plot. <text:s/>(See: </text:span><text:a xlink:type="simple" xlink:href="http://wiki.ros.org/rqt_plot">http://wiki.ros.org/rqt_plot</text:a>). <text:s/><text:span text:style-name="T4"><text:s/>This tool is an improvement over rxplot. <text:s/>It stalls less often, and it is easier to add or delete topic items to plot. <text:s/>You can launch it by typing: </text:span><text:span text:style-name="T2">rqt_plot</text:span><text:span text:style-name="T4">. <text:s/>(You can ignore the various warnings and wait while it starts up). <text:s/></text:span></text:p>
      <text:p text:style-name="Standard"><text:span text:style-name="T4"/></text:p>
      <text:p text:style-name="Standard"><text:span text:style-name="T4">A textbox helps with guiding the user regarding what topics are available. <text:s/>For example (with drcsim running), one can start typing in the “Topic” box: “/atlas” <text:s/>and a drop-down will show the various topics under “atlas” that are currently being published. <text:s/>rqt_plot will also remember what topics were being plotted if you kill rqt_plot and restart it.</text:span></text:p>
      <text:p text:style-name="Standard"><text:span text:style-name="T4"/></text:p>
      <text:p text:style-name="P1"><text:span text:style-name="T5">New packages/code:</text:span></text:p>
      <text:p text:style-name="Standard"><text:span text:style-name="T4">A few new packages will be immediately useful. <text:s/>These include a revised low-level joint controller, a gravity torque publisher and a Jacobian publisher.</text:span></text:p>
      <text:p text:style-name="Standard"><text:span text:style-name="T4"/></text:p>
      <text:p text:style-name="Standard"><text:span text:style-name="T3">Gravity-torque publisher: </text:span><text:span text:style-name="T4"><text:s/>The package copm_calc (under rosbuild/robot_code) contains a node </text:span><text:soft-page-break/><text:span text:style-name="T4">that subscribes to Atlas' state and computes the gravity loads necessary to maintain static equilibrium of arm poses for any pose. <text:s/>At present, this module does not compute gravity compensation for the leg joints. <text:s/>Further, it does not yet account for the weight of the Sandia hands. <text:s/>Nonetheless, the estimates published are useful in assisting control of the arms. <text:s/></text:span></text:p>
      <text:p text:style-name="Standard"><text:span text:style-name="T4"/></text:p>
      <text:p text:style-name="Standard"><text:span text:style-name="T4">This node can be run by entering: </text:span><text:span text:style-name="T2">rosrun copm_calc fc_com_calc. <text:s/></text:span><text:span text:style-name="T4">It will then publish to the topic “counter_gravity/torques”. <text:s/>The values published may be added to the control torques within low-level joint control to augment the PD feedback control, resulting in more precise arm control.</text:span></text:p>
      <text:p text:style-name="Standard"><text:span text:style-name="T4"/></text:p>
      <text:p text:style-name="Standard"><text:span text:style-name="T4">The same node also publishes under /com and /cop, which express center of mass (or center of pressure) for the current robot pose. This will be useful for balance control.</text:span></text:p>
      <text:p text:style-name="Standard"><text:span text:style-name="T4"/></text:p>
      <text:p text:style-name="Standard"><text:span text:style-name="T3">jacobian_publisher</text:span><text:span text:style-name="T4">: <text:s/>The new package “jacobian_publisher” creates a node “jacobian_publisher”. <text:s/>As normal, it can be launched with: </text:span><text:span text:style-name="T2">rosrun jacobian_publisher jacobian_publisher</text:span><text:span text:style-name="T4">. <text:s/>Within the jacobian_publisher package, there is a README with instructions and reference to example source code that subscribes to the jacobian publications.</text:span></text:p>
      <text:p text:style-name="Standard"><text:span text:style-name="T4"/></text:p>
      <text:p text:style-name="Standard"><text:span text:style-name="T4"/></text:p>
      <text:p text:style-name="Standard"><text:span text:style-name="T3">low_level_servo_control:</text:span><text:span text:style-name="T4"> Within the package “simple_atlas_interface” (under rosbuild/elec7078_newman/simple_atlas_interface), there is a modified low-level joint controller called “low_level_servo_control”. <text:s/>This controller is still under development. <text:s/>It is an attempt to bring closer agreement between drcsim and Atlas. <text:s/>It subscribes to the gravity-torque publications and uses this information to assist in arm control. <text:s/>Different gain options are available, and the user may select from among these. <text:s/>(drcsim 3.1 is the best current choice for drcsim). <text:s/></text:span></text:p>
      <text:p text:style-name="Standard"><text:span text:style-name="T4"/></text:p>
      <text:p text:style-name="Standard"><text:span text:style-name="T4">This control code is deliberately slowed down to 333Hz, to match the update rate of Atlas. <text:s/>Further, feedback is computed within this routine, instead of by setting gains to be used within Atlas' eBox or within the drcsim/gazebo equivalent. <text:s/>The reason for this is so that nonlinear control options can be exploited, including gravity-torque compensation, Coulomb-friction compensation, modulation of control gains as a function of pose, and anticipated inertial decoupling computations.</text:span></text:p>
      <text:p text:style-name="Standard"><text:span text:style-name="T4"/></text:p>
      <text:p text:style-name="Standard"><text:span text:style-name="T4">Run this code with:</text:span><text:span text:style-name="T2"> rosrun simple_atlas_interface <text:s/>low_level_joint_servo.</text:span><text:span text:style-name="T4"> <text:s/>It will accept commands (as before) via a message type: hku_msgs::lowLevelJointController and on the topic: /lowLevelJntCmd. <text:s/>A relatively recent change is that this message now includes acceleration commands (in addition to desired angles and desired velocities). <text:s/></text:span></text:p>
      <text:p text:style-name="Standard"><text:span text:style-name="T4"/></text:p>
      <text:p text:style-name="Standard"><text:span text:style-name="T4"><text:s/>Changes are anticipated to this low-level controller. <text:s/>Users should avoid making edits in this package, to avoid merge conflicts with future updates.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3-10-19T14:08:41</meta:creation-date>
    <dc:date>2013-10-19T15:02:11</dc:date>
    <dc:creator>Wyatt Newman</dc:creator>
    <meta:editing-duration>PT37M50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28" meta:word-count="822" meta:character-count="5646" meta:non-whitespace-character-count="4791"/>
  </office:meta>
</office:document-meta>
</file>